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break-before="auto" fo:break-after="auto"/>
    </style:style>
    <style:style style:name="P14" style:family="paragraph" style:parent-style-name="Heading_20_1" style:list-style-name="WWNum2"/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variant="normal" fo:text-transform="none" fo:color="#000000" fo:font-size="12pt" style:font-size-asian="12pt" style:font-size-complex="12pt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Sistemas Informáticos (Computer Systems)</text:span><text:span text:style-name="T2"><text:line-break/></text:span><text:span text:style-name="T3">Unit 09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09. Activities 01</text:span></text:p>
      <text:list xml:id="list2856765534" text:style-name="WWNum2">
        <text:list-item>
          <text:p text:style-name="P14"><text:bookmark text:name="_hnqspirfq5lr"/>Exercise 01</text:p>
        </text:list-item>
      </text:list>
      <text:p text:style-name="Standard">Investigate what kind of “tapes” are used in business to store backups.</text:p>
      <text:list xml:id="list516863831" text:style-name="WWNum1">
        <text:list-item>
          <text:p text:style-name="P6">Can you explain with your words how they work?</text:p>
        </text:list-item>
        <text:list-item>
          <text:p text:style-name="P7">Which are the main features of those devices?</text:p>
        </text:list-item>
        <text:list-item>
          <text:p text:style-name="P8">Could it be used to store Backups?</text:p>
        </text:list-item>
      </text:list>
      <text:p text:style-name="Standard">Share your answers in forum.</text:p>
      <text:list xml:id="list153319362107654" text:continue-list="list2856765534" text:style-name="WWNum2">
        <text:list-item>
          <text:p text:style-name="P14"><text:bookmark text:name="_in02wtjprvwu"/>Exercise 02</text:p>
        </text:list-item>
      </text:list>
      <text:p text:style-name="Standard">Investigate what is a “NAS” device (Network Attached Storage). You can find information in places like <text:a xlink:type="simple" xlink:href="https://es.wikipedia.org/wiki/Almacenamiento_conectado_en_red" text:style-name="ListLabel_20_10" text:visited-style-name="ListLabel_20_10"><text:span text:style-name="T10">https://es.wikipedia.org/wiki/Almacenamiento_conectado_en_red</text:span></text:a></text:p>
      <text:list xml:id="list153319008208636" text:continue-list="list516863831" text:style-name="WWNum1">
        <text:list-item>
          <text:p text:style-name="P6">Can you explain with your words how it works?</text:p>
        </text:list-item>
        <text:list-item>
          <text:p text:style-name="P7">Which are the main features of those devices?</text:p>
        </text:list-item>
        <text:list-item>
          <text:p text:style-name="P7">Do they usually support RAID systems?</text:p>
        </text:list-item>
        <text:list-item>
          <text:p text:style-name="P8">Could it be used to store Backups?</text:p>
        </text:list-item>
      </text:list>
      <text:p text:style-name="Standard">Share your answers in forum.</text:p>
      <text:list xml:id="list153319075904107" text:continue-list="list153319362107654" text:style-name="WWNum2">
        <text:list-item>
          <text:p text:style-name="P14"><text:bookmark text:name="_z3kggxi53y28"/>Exercise 03</text:p>
        </text:list-item>
      </text:list>
      <text:p text:style-name="Standard">Try to found “backup policies” templates examples (for example, from <text:a xlink:type="simple" xlink:href="https://preteshbiswas.com/2020/01/30/backup-policy/" text:style-name="ListLabel_20_10" text:visited-style-name="ListLabel_20_10"><text:span text:style-name="T10">https://preteshbiswas.com/2020/01/30/backup-policy/</text:span></text:a>).</text:p>
      <text:p text:style-name="Standard">Using them, try to write a “backup policy” for a fictional business. Share it in forum and discuss its advantages and disadvantages.</text:p>
      <text:list xml:id="list153319737801080" text:continue-numbering="true" text:style-name="WWNum2">
        <text:list-item>
          <text:p text:style-name="P14"><text:bookmark text:name="_1szm6wc6au3l"/>Exercise 04</text:p>
        </text:list-item>
      </text:list>
      <text:p text:style-name="Standard">Do a summary and a Scheme of different RAID types in order to help you to study for the ex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9. Backups</text:span></text:p>
      </style:header>
      <style:footer>
        <text:p text:style-name="MP4"><text:span text:style-name="MT1">CFGS DAM/DAW<text:tab/><text:tab/>Unit 09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5" meta:word-count="199" meta:character-count="1213" meta:non-whitespace-character-count="1047"/>
    <meta:generator>LibreOfficeDev/6.0.5.2$Linux_X86_64 LibreOffice_project/</meta:generator>
  </office:meta>
</office:document-meta>
</file>